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, sans-serif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weight="bold" officeooo:rsid="0015273d" officeooo:paragraph-rsid="0015273d" style:font-weight-asian="bold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150%" fo:text-align="end" style:justify-single-word="false"/>
      <style:text-properties style:font-name="Arial" fo:font-weight="normal" officeooo:rsid="0015273d" officeooo:paragraph-rsid="0015273d" style:font-weight-asian="normal" style:font-weight-complex="normal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1705bd"/>
    </style:style>
    <style:style style:name="P4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officeooo:paragraph-rsid="00199761"/>
    </style:style>
    <style:style style:name="P5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font-size="12pt" officeooo:paragraph-rsid="001705bd" style:font-size-asian="12pt" style:font-size-complex="12pt"/>
    </style:style>
    <style:style style:name="P6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paragraph-rsid="001705bd" style:font-size-asian="12pt" style:font-size-complex="12pt"/>
    </style:style>
    <style:style style:name="P7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0195d2c" officeooo:paragraph-rsid="00195d2c" style:font-size-asian="12pt" style:font-size-complex="12pt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weight="normal" officeooo:rsid="00195d2c" officeooo:paragraph-rsid="001705bd" style:font-weight-asian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weight="normal" officeooo:rsid="0016e575" officeooo:paragraph-rsid="001705bd" style:font-weight-asian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font-variant="normal" fo:text-transform="none" fo:color="#000000" style:font-name="Arial1" fo:font-size="12pt" fo:letter-spacing="normal" fo:font-style="normal" fo:font-weight="normal" officeooo:rsid="0016e575" officeooo:paragraph-rsid="001705b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font-variant="normal" fo:text-transform="none" fo:color="#000000" style:font-name="Arial1" fo:font-size="12pt" fo:letter-spacing="normal" fo:font-style="normal" fo:font-weight="normal" officeooo:rsid="00199761" officeooo:paragraph-rsid="00195d2c" style:font-size-asian="12pt" style:font-weight-asian="normal" style:font-size-complex="12pt" style:font-weight-complex="normal"/>
    </style:style>
    <style:style style:name="T1" style:family="text">
      <style:text-properties style:font-name="Arial" fo:font-weight="normal" officeooo:rsid="0016e575" style:font-weight-asian="normal" style:font-weight-complex="normal"/>
    </style:style>
    <style:style style:name="T2" style:family="text">
      <style:text-properties style:font-name="Arial" fo:font-weight="normal" officeooo:rsid="001705bd" style:font-weight-asian="normal" style:font-weight-complex="normal"/>
    </style:style>
    <style:style style:name="T3" style:family="text">
      <style:text-properties style:font-name="Arial" fo:font-weight="normal" officeooo:rsid="00174ee2" style:font-weight-asian="normal" style:font-weight-complex="normal"/>
    </style:style>
    <style:style style:name="T4" style:family="text">
      <style:text-properties style:font-name="Arial" fo:font-weight="normal" officeooo:rsid="00179b1b" style:font-weight-asian="normal" style:font-weight-complex="normal"/>
    </style:style>
    <style:style style:name="T5" style:family="text">
      <style:text-properties style:font-name="Arial" fo:font-weight="normal" officeooo:rsid="00195d2c" style:font-weight-asian="normal" style:font-weight-complex="normal"/>
    </style:style>
    <style:style style:name="T6" style:family="text">
      <style:text-properties style:font-name="Arial" fo:font-weight="normal" officeooo:rsid="001ae6ac" style:font-weight-asian="normal" style:font-weight-complex="normal"/>
    </style:style>
    <style:style style:name="T7" style:family="text">
      <style:text-properties style:font-name="Arial" fo:font-weight="bold" officeooo:rsid="001705bd" style:font-weight-asian="bold" style:font-weight-complex="bold"/>
    </style:style>
    <style:style style:name="T8" style:family="text">
      <style:text-properties fo:font-variant="normal" fo:text-transform="none" fo:color="#000000" style:font-name="Arial1" fo:letter-spacing="normal" fo:font-style="normal" fo:font-weight="normal" officeooo:rsid="0016e575" style:font-weight-asian="normal" style:font-weight-complex="normal"/>
    </style:style>
    <style:style style:name="T9" style:family="text">
      <style:text-properties fo:font-variant="normal" fo:text-transform="none" fo:color="#000000" style:font-name="Arial1" fo:letter-spacing="normal" fo:font-style="normal" fo:font-weight="bold" officeooo:rsid="0016e575" style:font-weight-asian="bold" style:font-weight-complex="bold"/>
    </style:style>
    <style:style style:name="T10" style:family="text">
      <style:text-properties fo:font-variant="normal" fo:text-transform="none" fo:color="#000000" style:font-name="Arial1" fo:font-size="12pt" fo:letter-spacing="normal" fo:font-style="normal" fo:font-weight="normal" officeooo:rsid="00199761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Arial1" fo:font-size="12pt" fo:letter-spacing="normal" fo:font-style="normal" fo:font-weight="bold" officeooo:rsid="00199761" style:font-size-asian="12pt" style:font-weight-asian="bold" style:font-size-complex="12pt" style:font-weight-complex="bold"/>
    </style:style>
    <style:style style:name="T12" style:family="text">
      <style:text-properties style:font-name="Arial1" style:font-weight-asian="normal" style:font-weight-complex="normal"/>
    </style:style>
    <style:style style:name="T13" style:family="text">
      <style:text-properties style:font-name="Arial1" officeooo:rsid="0016e575" style:font-weight-asian="normal" style:font-weight-complex="normal"/>
    </style:style>
    <style:style style:name="T14" style:family="text">
      <style:text-properties style:font-name="Arial1" officeooo:rsid="00199761" style:font-weight-asian="normal" style:font-weight-complex="normal"/>
    </style:style>
    <style:style style:name="T15" style:family="text">
      <style:text-properties style:font-name="Arial1" fo:font-weight="bold" style:font-weight-asian="bold" style:font-weight-complex="bold"/>
    </style:style>
    <style:style style:name="T16" style:family="text">
      <style:text-properties style:font-name="Arial1" fo:font-weight="bold" officeooo:rsid="0016e575" style:font-weight-asian="bold" style:font-weight-complex="bold"/>
    </style:style>
    <style:style style:name="T17" style:family="text">
      <style:text-properties officeooo:rsid="001ae6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ÊS EXEMPLOS DE PRECONCEITO LINGUÍSTICO</text:p>
      <text:p text:style-name="P2">Dennis van den Berg</text:p>
      <text:p text:style-name="P2"/>
      <text:p text:style-name="P3"><text:span text:style-name="T1"><text:tab/>Segundo a definição de Oliveira (2008) , o preconceito linguístico é a intolerância a fala ou escrita da língua fora dos padrões considerados modelares na sociedade, considerando e/ou tratando as pessoas que falam a língua fora deste padrão como inferiores de forma econômica, social, política, cultural entre outras. Neste artigo serão exemplificados três situações de preconceito linguístico, </text:span><text:span text:style-name="T2">sendo uma delas reportado em um artigo jornalístico, outro em um filme e o último em um </text:span><text:span text:style-name="T6">livro</text:span><text:span text:style-name="T2">. </text:span></text:p>
      <text:p text:style-name="P3"><text:span text:style-name="T2"><text:tab/>No artigo jornalístico de Toledo (2016), ele relata que um médico </text:span><text:span text:style-name="T6">postou um </text:span><text:span text:style-name="T2">deboch</text:span><text:span text:style-name="T6">e</text:span><text:span text:style-name="T2"> da forma como um de seus pacientes falava </text:span><text:span text:style-name="T6">em uma de suas redes sociais</text:span><text:span text:style-name="T2">, dizendo que não existia “Peleumonia” nem “Raôxis”, como este médico </text:span><text:span text:style-name="T6">ridicularizou a </text:span><text:span text:style-name="T2">forma como seu paciente </text:span><text:span text:style-name="T3">falava</text:span><text:span text:style-name="T2">, </text:span><text:span text:style-name="T3">tratando-o como intelectualmente inferior, podemos concluir que este paciente foi vítima de preconceito linguístico. </text:span><text:span text:style-name="T4">No filme “O auto da compadecida” o cabo Setenta reprova a forma de falara do João Grilo, que usa repetidamente um vício de linguagem, “é ou não é?”, inclusive ameaçando-o. E por fim no livro “Cidade de Deus”, onde mesmo o autor sabendo a forma correta de escrever, representa as falas dos moradores da favela cheia de erros, </text:span><text:span text:style-name="T5">como “tamo”, “vinhemos” e “rapá”, no lugar de estamos, viemos e rapaz, </text:span><text:span text:style-name="T6">com objetivo de representar</text:span><text:span text:style-name="T5"> estes personagens como sendo de orem social inferior.</text:span></text:p>
      <text:p text:style-name="P8"><text:tab/>Isso mostra que o preconceito linguístico pode ocorrer nas mais diversas formas, como em um deboche postado nas redes sociais, a intolerância a um vício de linguagem, até o uso da gramática fora das normas gramaticais para representar um personagem de classe social inferior. </text:p>
      <text:p text:style-name="P9"><text:tab/></text:p>
      <text:p text:style-name="P3"><text:span text:style-name="T7">Referências</text:span><text:span text:style-name="T1"> </text:span></text:p>
      <text:p text:style-name="P5"><text:span text:style-name="T8">DE OLIVEIRA, Mariangela Rios. </text:span><text:span text:style-name="T9">Preconceito lingüístico</text:span><text:span text:style-name="T8">, variação e o papel da universidade. 2008.</text:span></text:p>
      <text:p text:style-name="P10"/>
      <text:p text:style-name="P6"><text:span text:style-name="T13">LINS, Paulo. </text:span><text:span text:style-name="T16">Cidade de Deus</text:span><text:span text:style-name="T13">. São Paulo: Cia. das Letras, 2002. 2 ed.</text:span></text:p>
      <text:p text:style-name="P10"/>
      <text:p text:style-name="P7"><text:soft-page-break/><text:span text:style-name="T16">O </text:span><text:span text:style-name="T15">auto da compadecida</text:span><text:span text:style-name="T12">. Direção de </text:span><text:span text:style-name="T14">Guel Arraes, 2000. ( 1:15:30 -1:16:25).</text:span></text:p>
      <text:p text:style-name="P11"/>
      <text:p text:style-name="P4"><text:span text:style-name="T10">TOLEDO, Flávia. Preconceito linguístico e a escola como instrumento de poder. </text:span><text:span text:style-name="T11">Ideias e Debates</text:span><text:span text:style-name="T10">. São Paulo, ago./2016. Disponível em: https://www.esquerdadiario.com.br/Preconceito-linguistico-e-a-escola-como-instrumento-de-poder. Acesso em: 3 mai. 202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, sans-serif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4:19:38.694044663</meta:creation-date>
    <dc:date>2022-05-04T10:11:24.916961861</dc:date>
    <meta:editing-duration>PT13M2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11" meta:word-count="333" meta:character-count="2196" meta:non-whitespace-character-count="1866"/>
  </office:meta>
</office:document-meta>
</file>